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>
      <loext:graphic-properties draw:fill="solid" draw:fill-color="#eeeee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solid" svg:stroke-color="#000000" draw:fill="solid" draw:fill-color="#eeeeee" fo:min-height="0.9201in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tting it Together</text:h>
      <text:p text:style-name="Standard"/>
      <text:p text:style-name="Text_20_body">First, pick a network architecture; choose the layout of your neural network, including how many hidden units in each layer and how many layers in total you want to have.</text:p>
      <text:list xml:id="list57534457" text:style-name="L1">
        <text:list-item>
          <text:p text:style-name="P3">Number of input units = dimension of features x(i)</text:p>
        </text:list-item>
        <text:list-item>
          <text:p text:style-name="P3">Number of output units = number of classes</text:p>
        </text:list-item>
        <text:list-item>
          <text:p text:style-name="P3">Number of hidden units per layer = usually more the better (must balance with cost of computation as it increases with more hidden units)</text:p>
        </text:list-item>
        <text:list-item>
          <text:p text:style-name="P1">Defaults: 1 hidden layer. If you have more than 1 hidden layer, then it is recommended that you have the same number of units in every hidden layer.</text:p>
        </text:list-item>
      </text:list>
      <text:p text:style-name="Text_20_body"><text:span text:style-name="Strong_20_Emphasis">Training a Neural Network</text:span></text:p>
      <text:list xml:id="list2992133087" text:style-name="L2">
        <text:list-item>
          <text:p text:style-name="P4">Randomly initialize the weights</text:p>
        </text:list-item>
        <text:list-item>
          <text:p text:style-name="P4">Implement forward propagation to get <text:bookmark text:name="MathJax-Element-26-Frame"/>for any x(i)</text:p>
        </text:list-item>
        <text:list-item>
          <text:p text:style-name="P4">Implement the cost function</text:p>
        </text:list-item>
        <text:list-item>
          <text:p text:style-name="P4">Implement backpropagation to compute partial derivatives</text:p>
        </text:list-item>
        <text:list-item>
          <text:p text:style-name="P4">Use gradient checking to confirm that your backpropagation works. Then disable gradient checking.</text:p>
        </text:list-item>
        <text:list-item>
          <text:p text:style-name="P2">Use gradient descent or a built-in optimization function to minimize the cost function with the weights in theta.</text:p>
        </text:list-item>
      </text:list>
      <text:p text:style-name="Text_20_body">When we perform forward and back propagation, we loop on every training example:</text:p>
      <text:p text:style-name="Standard"><draw:frame text:anchor-type="as-char" draw:z-index="0" draw:name="Shape1" draw:style-name="gr1" draw:text-style-name="P5" svg:width="5.6862in" svg:height="0.9205in"><draw:text-box><text:p>for i = 1:m,</text:p><text:p><text:s/>% <text:s/>Perform forward propagation and backpropagation using example (x(i),y(i))</text:p><text:p><text:s/>% <text:s/>(Get activations a(l) and delta terms d(l) for l = 2,...,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2:35:28.537502224</meta:creation-date>
    <dc:date>2019-07-07T22:38:38.538635699</dc:date>
    <meta:editing-duration>PT3M15S</meta:editing-duration>
    <meta:editing-cycles>1</meta:editing-cycles>
    <meta:document-statistic meta:table-count="0" meta:image-count="0" meta:object-count="0" meta:page-count="1" meta:paragraph-count="15" meta:word-count="182" meta:character-count="1060" meta:non-whitespace-character-count="902"/>
    <meta:generator>LibreOffice/6.0.7.3$Linux_X86_64 LibreOffice_project/00m0$Build-3</meta:generator>
  </office:meta>
</office:document-meta>
</file>